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99ff66"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11cm"/>
    </style:style>
    <style:style style:name="gr7" style:family="graphic" style:parent-style-name="standard">
      <style:graphic-properties draw:stroke="none" svg:stroke-color="#000000" draw:fill="none" draw:fill-color="#ffffff" fo:min-height="0.7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0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15pt"/>
    </style:style>
    <style:style style:name="P4" style:family="paragraph">
      <style:text-properties fo:font-size="9pt" style:font-size-asian="9pt" style:font-size-complex="1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draw:layer="layout" svg:width="1.378cm" svg:height="0.653cm" svg:x="9.636cm" svg:y="5.32cm">
            <text:p text:style-name="P1"><text:span text:style-name="T1">用户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156cm" svg:height="0.879cm" svg:x="6.223cm" svg:y="3.977cm">
            <text:p text:style-name="P1"><text:span text:style-name="T2">最后登录时间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8.778cm" svg:y="3.019cm">
            <text:p text:style-name="P1"><text:span text:style-name="T2">用户名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10.056cm" svg:y="3.019cm">
            <text:p text:style-name="P1"><text:span text:style-name="T2">密码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11.333cm" svg:y="3.019cm">
            <text:p text:style-name="P1"><text:span text:style-name="T2">邮箱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9cm" svg:x="11.653cm" svg:y="3.897cm">
            <text:p text:style-name="P1"><text:span text:style-name="T2">身份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7.421cm" svg:y="3.179cm">
            <text:p text:style-name="P1"><text:span text:style-name="T2">状态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8.379cm" svg:y1="4.456cm" svg:x2="10.295cm" svg:y2="5.334cm">
            <text:p/>
          </draw:line>
          <draw:line draw:style-name="gr3" draw:text-style-name="P1" draw:layer="layout" svg:x1="8.618cm" svg:y1="3.818cm" svg:x2="10.215cm" svg:y2="5.335cm">
            <text:p/>
          </draw:line>
          <draw:line draw:style-name="gr3" draw:text-style-name="P1" draw:layer="layout" svg:x1="9.497cm" svg:y1="3.818cm" svg:x2="10.216cm" svg:y2="5.335cm">
            <text:p/>
          </draw:line>
          <draw:line draw:style-name="gr3" draw:text-style-name="P1" draw:layer="layout" svg:x1="10.215cm" svg:y1="5.334cm" svg:x2="10.694cm" svg:y2="3.897cm">
            <text:p/>
          </draw:line>
          <draw:line draw:style-name="gr3" draw:text-style-name="P1" draw:layer="layout" svg:x1="11.572cm" svg:y1="3.818cm" svg:x2="10.215cm" svg:y2="5.335cm">
            <text:p/>
          </draw:line>
          <draw:line draw:style-name="gr3" draw:text-style-name="P1" draw:layer="layout" svg:x1="11.732cm" svg:y1="4.536cm" svg:x2="10.215cm" svg:y2="5.334cm">
            <text:p/>
          </draw:line>
        </draw:g>
        <draw:g>
          <draw:custom-shape draw:style-name="gr1" draw:text-style-name="P2" draw:layer="layout" svg:width="2.013cm" svg:height="0.653cm" svg:x="4.37cm" svg:y="5.32cm">
            <text:p text:style-name="P1"><text:span text:style-name="T1">用户额外信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278cm" svg:height="0.879cm" svg:x="2.55cm" svg:y="4.456cm">
            <text:p text:style-name="P1"><text:span text:style-name="T1">显示名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2.55cm" svg:y="5.415cm">
            <text:p text:style-name="P1"><text:span text:style-name="T2">性别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2.55cm" svg:y="6.373cm">
            <text:p text:style-name="P1"><text:span text:style-name="T2">手机号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3.828cm" svg:y1="4.935cm" svg:x2="4.387cm" svg:y2="5.654cm">
            <text:p/>
          </draw:line>
          <draw:line draw:style-name="gr3" draw:text-style-name="P1" draw:layer="layout" svg:x1="3.748cm" svg:y1="5.894cm" svg:x2="4.387cm" svg:y2="5.654cm">
            <text:p/>
          </draw:line>
          <draw:line draw:style-name="gr3" draw:text-style-name="P1" draw:layer="layout" svg:x1="3.748cm" svg:y1="6.612cm" svg:x2="4.387cm" svg:y2="5.654cm">
            <text:p/>
          </draw:line>
        </draw:g>
        <draw:g>
          <draw:custom-shape draw:style-name="gr1" draw:text-style-name="P2" draw:layer="layout" svg:width="1.376cm" svg:height="0.653cm" svg:x="15.805cm" svg:y="9.487cm">
            <text:p text:style-name="P1"><text:span text:style-name="T1">分类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7cm" svg:height="0.878cm" svg:x="15.645cm" svg:y="11.483cm">
            <text:p text:style-name="P1"><text:span text:style-name="T2">分类名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16.922cm" svg:y="11.563cm">
            <text:p text:style-name="P1"><text:span text:style-name="T2">父分类</text:span><text:span text:style-name="T2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6.524cm" svg:y1="10.126cm" svg:x2="16.284cm" svg:y2="11.483cm">
            <text:p/>
          </draw:line>
          <draw:line draw:style-name="gr3" draw:text-style-name="P1" draw:layer="layout" svg:x1="17.561cm" svg:y1="11.563cm" svg:x2="16.523cm" svg:y2="10.126cm">
            <text:p/>
          </draw:line>
        </draw:g>
        <draw:g>
          <draw:custom-shape draw:style-name="gr1" draw:text-style-name="P2" draw:layer="layout" svg:width="1.377cm" svg:height="0.654cm" svg:x="11.094cm" svg:y="9.167cm">
            <text:p text:style-name="P1"><text:span text:style-name="T1">视频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8cm" svg:height="0.879cm" svg:x="13.249cm" svg:y="11.802cm">
            <text:p text:style-name="P1"><text:span text:style-name="T2">评分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5.904cm" svg:y="11.164cm">
            <text:p text:style-name="P1"><text:span text:style-name="T2">标题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9cm" svg:x="6.862cm" svg:y="11.802cm">
            <text:p text:style-name="P1"><text:span text:style-name="T2">存储路径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8.139cm" svg:y="11.962cm">
            <text:p text:style-name="P1"><text:span text:style-name="T2">封面路径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9.497cm" svg:y="12.122cm">
            <text:p text:style-name="P1"><text:span text:style-name="T2">播放次数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12.052cm" svg:y="12.042cm">
            <text:p text:style-name="P1"><text:span text:style-name="T2">评分人数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8cm" svg:height="0.878cm" svg:x="10.774cm" svg:y="12.122cm">
            <text:p text:style-name="P1"><text:span text:style-name="T2">分类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732cm" svg:y1="9.806cm" svg:x2="7.181cm" svg:y2="11.483cm">
            <text:p/>
          </draw:line>
          <draw:line draw:style-name="gr3" draw:text-style-name="P1" draw:layer="layout" svg:x1="11.812cm" svg:y1="9.806cm" svg:x2="7.74cm" svg:y2="11.882cm">
            <text:p/>
          </draw:line>
          <draw:line draw:style-name="gr3" draw:text-style-name="P1" draw:layer="layout" svg:x1="8.858cm" svg:y1="12.042cm" svg:x2="11.732cm" svg:y2="9.886cm">
            <text:p/>
          </draw:line>
          <draw:line draw:style-name="gr3" draw:text-style-name="P1" draw:layer="layout" svg:x1="10.215cm" svg:y1="12.122cm" svg:x2="11.732cm" svg:y2="9.886cm">
            <text:p/>
          </draw:line>
          <draw:line draw:style-name="gr3" draw:text-style-name="P1" draw:layer="layout" svg:x1="11.413cm" svg:y1="12.201cm" svg:x2="11.732cm" svg:y2="9.806cm">
            <text:p/>
          </draw:line>
          <draw:line draw:style-name="gr3" draw:text-style-name="P1" draw:layer="layout" svg:x1="12.69cm" svg:y1="12.042cm" svg:x2="11.732cm" svg:y2="9.806cm">
            <text:p/>
          </draw:line>
          <draw:line draw:style-name="gr3" draw:text-style-name="P1" draw:layer="layout" svg:x1="13.808cm" svg:y1="11.802cm" svg:x2="11.732cm" svg:y2="9.886cm">
            <text:p/>
          </draw:line>
          <draw:custom-shape draw:style-name="gr2" draw:text-style-name="P3" draw:layer="layout" svg:width="1.277cm" svg:height="0.879cm" svg:x="14.288cm" svg:y="11.243cm">
            <text:p text:style-name="P1"><text:span text:style-name="T2">长度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732cm" svg:y1="9.806cm" svg:x2="14.447cm" svg:y2="11.403cm">
            <text:p/>
          </draw:line>
        </draw:g>
        <draw:g>
          <draw:custom-shape draw:style-name="gr2" draw:text-style-name="P3" draw:layer="layout" svg:width="1.277cm" svg:height="0.878cm" svg:x="15.166cm" svg:y="3.019cm">
            <text:p text:style-name="P1"><text:span text:style-name="T2">父评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16.843cm" svg:y="4.057cm">
            <text:p text:style-name="P1"><text:span text:style-name="T2">内容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16.843cm" svg:y="3.099cm">
            <text:p text:style-name="P1"><text:span text:style-name="T2">评论时间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5.725cm" svg:y1="3.897cm" svg:x2="15.166cm" svg:y2="5.254cm">
            <text:p/>
          </draw:line>
          <draw:line draw:style-name="gr3" draw:text-style-name="P1" draw:layer="layout" svg:x1="16.923cm" svg:y1="4.616cm" svg:x2="15.166cm" svg:y2="5.335cm">
            <text:p/>
          </draw:line>
          <draw:line draw:style-name="gr3" draw:text-style-name="P1" draw:layer="layout" svg:x1="16.923cm" svg:y1="3.738cm" svg:x2="15.166cm" svg:y2="5.335cm">
            <text:p/>
          </draw:line>
          <draw:custom-shape draw:style-name="gr4" draw:text-style-name="P3" draw:layer="layout" svg:width="1.517cm" svg:height="0.878cm" svg:x="14.208cm" svg:y="5.255cm">
            <text:p text:style-name="P1"><text:span text:style-name="T2">评论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draw:g>
        <draw:g>
          <draw:custom-shape draw:style-name="gr2" draw:text-style-name="P3" draw:layer="layout" svg:width="1.278cm" svg:height="0.878cm" svg:x="7.58cm" svg:y="8.209cm">
            <text:p text:style-name="P1"><text:span text:style-name="T2">收藏时间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517cm" svg:height="0.878cm" svg:x="9.018cm" svg:y="7.491cm">
            <text:p text:style-name="P1"><text:span text:style-name="T2">收藏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" draw:text-style-name="P1" draw:layer="layout" svg:x1="9.337cm" svg:y1="8.129cm" svg:x2="8.698cm" svg:y2="8.369cm">
            <text:p/>
          </draw:line>
        </draw:g>
        <draw:g>
          <draw:custom-shape draw:style-name="gr2" draw:text-style-name="P3" draw:layer="layout" svg:width="1.917cm" svg:height="0.878cm" svg:x="2.869cm" svg:y="8.209cm">
            <text:p text:style-name="P1"><text:span text:style-name="T2">最后观看时间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77cm" svg:height="0.878cm" svg:x="3.109cm" svg:y="9.327cm">
            <text:p text:style-name="P1"><text:span text:style-name="T2">时间点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223cm" svg:y1="9.327cm" svg:x2="4.786cm" svg:y2="8.768cm">
            <text:p/>
          </draw:line>
          <draw:line draw:style-name="gr3" draw:text-style-name="P1" draw:layer="layout" svg:x1="4.466cm" svg:y1="9.726cm" svg:x2="6.143cm" svg:y2="9.407cm">
            <text:p/>
          </draw:line>
          <draw:custom-shape draw:style-name="gr4" draw:text-style-name="P3" draw:layer="layout" svg:width="1.517cm" svg:height="0.878cm" svg:x="6.143cm" svg:y="8.928cm">
            <text:p text:style-name="P1"><text:span text:style-name="T2">观看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draw:g>
        <draw:g>
          <draw:custom-shape draw:style-name="gr1" draw:text-style-name="P2" draw:layer="layout" svg:width="1.377cm" svg:height="0.653cm" svg:x="15.785cm" svg:y="7.65cm">
            <text:p text:style-name="P1"><text:span text:style-name="T1">标签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7cm" svg:height="0.878cm" svg:x="16.843cm" svg:y="6.133cm">
            <text:p text:style-name="P1"><text:span text:style-name="T2">标签名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.162cm" svg:y1="7.011cm" svg:x2="16.443cm" svg:y2="7.65cm">
            <text:p/>
          </draw:line>
        </draw:g>
        <draw:frame draw:style-name="gr5" draw:text-style-name="P4" draw:layer="layout" svg:width="0.68cm" svg:height="0.607cm" svg:x="8.858cm" svg:y="8.848cm">
          <draw:text-box>
            <text:p><text:span text:style-name="T2">n</text:span></text:p>
          </draw:text-box>
        </draw:frame>
        <draw:frame draw:style-name="gr6" draw:text-style-name="P4" draw:layer="layout" svg:width="0.764cm" svg:height="0.607cm" svg:x="7.98cm" svg:y="6.772cm">
          <draw:text-box>
            <text:p><text:span text:style-name="T2">m</text:span></text:p>
          </draw:text-box>
        </draw:frame>
        <draw:frame draw:style-name="gr6" draw:text-style-name="P4" draw:layer="layout" svg:width="0.764cm" svg:height="0.607cm" svg:x="12.451cm" svg:y="5.175cm">
          <draw:text-box>
            <text:p><text:span text:style-name="T2">m</text:span></text:p>
          </draw:text-box>
        </draw:frame>
        <draw:line draw:style-name="gr3" draw:text-style-name="P3" draw:layer="layout" svg:x1="9.816cm" svg:y1="5.973cm" svg:x2="6.862cm" svg:y2="8.927cm">
          <text:p/>
        </draw:line>
        <draw:line draw:style-name="gr3" draw:text-style-name="P3" draw:layer="layout" svg:x1="7.58cm" svg:y1="9.327cm" svg:x2="11.013cm" svg:y2="9.407cm">
          <text:p/>
        </draw:line>
        <draw:line draw:style-name="gr3" draw:text-style-name="P3" draw:layer="layout" svg:x1="11.014cm" svg:y1="5.654cm" svg:x2="14.208cm" svg:y2="5.654cm">
          <text:p/>
        </draw:line>
        <draw:line draw:style-name="gr3" draw:text-style-name="P3" draw:layer="layout" svg:x1="14.926cm" svg:y1="6.053cm" svg:x2="12.451cm" svg:y2="9.407cm">
          <text:p/>
        </draw:line>
        <draw:frame draw:style-name="gr5" draw:text-style-name="P4" draw:layer="layout" svg:width="0.68cm" svg:height="0.607cm" svg:x="13.249cm" svg:y="7.091cm">
          <draw:text-box>
            <text:p><text:span text:style-name="T2">n</text:span></text:p>
          </draw:text-box>
        </draw:frame>
        <draw:custom-shape draw:style-name="gr4" draw:text-style-name="P3" draw:layer="layout" svg:width="1.517cm" svg:height="0.878cm" svg:x="7.261cm" svg:y="5.255cm">
          <text:p text:style-name="P1"><text:span text:style-name="T2">包含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8.778cm" svg:y1="5.654cm" svg:x2="9.576cm" svg:y2="5.654cm">
          <text:p/>
        </draw:line>
        <draw:line draw:style-name="gr3" draw:text-style-name="P3" draw:layer="layout" svg:x1="7.261cm" svg:y1="5.734cm" svg:x2="6.463cm" svg:y2="5.734cm">
          <text:p/>
        </draw:line>
        <draw:frame draw:style-name="gr5" draw:text-style-name="P4" draw:layer="layout" svg:width="0.68cm" svg:height="0.607cm" svg:x="6.622cm" svg:y="5.175cm">
          <draw:text-box>
            <text:p><text:span text:style-name="T2">1</text:span></text:p>
          </draw:text-box>
        </draw:frame>
        <draw:frame draw:style-name="gr5" draw:text-style-name="P4" draw:layer="layout" svg:width="0.68cm" svg:height="0.607cm" svg:x="8.938cm" svg:y="5.175cm">
          <draw:text-box>
            <text:p><text:span text:style-name="T2">1</text:span></text:p>
          </draw:text-box>
        </draw:frame>
        <draw:custom-shape draw:style-name="gr4" draw:text-style-name="P3" draw:layer="layout" svg:width="1.517cm" svg:height="0.878cm" svg:x="13.569cm" svg:y="9.407cm">
          <text:p text:style-name="P1"><text:span text:style-name="T2">属于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draw:layer="layout" svg:width="1.517cm" svg:height="0.879cm" svg:x="13.569cm" svg:y="8.129cm">
          <text:p text:style-name="P1"><text:span text:style-name="T2">拥有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2.531cm" svg:y1="9.407cm" svg:x2="13.888cm" svg:y2="8.768cm">
          <text:p/>
        </draw:line>
        <draw:line draw:style-name="gr3" draw:text-style-name="P3" draw:layer="layout" svg:x1="14.607cm" svg:y1="8.369cm" svg:x2="15.725cm" svg:y2="7.97cm">
          <text:p/>
        </draw:line>
        <draw:line draw:style-name="gr3" draw:text-style-name="P3" draw:layer="layout" svg:x1="12.451cm" svg:y1="9.407cm" svg:x2="13.649cm" svg:y2="9.726cm">
          <text:p/>
        </draw:line>
        <draw:line draw:style-name="gr3" draw:text-style-name="P3" draw:layer="layout" svg:x1="15.086cm" svg:y1="9.886cm" svg:x2="15.805cm" svg:y2="9.886cm">
          <text:p/>
        </draw:line>
        <draw:frame draw:style-name="gr5" draw:text-style-name="P4" draw:layer="layout" svg:width="0.68cm" svg:height="0.607cm" svg:x="12.93cm" svg:y="8.608cm">
          <draw:text-box>
            <text:p><text:span text:style-name="T2">n</text:span></text:p>
          </draw:text-box>
        </draw:frame>
        <draw:frame draw:style-name="gr7" draw:text-style-name="P4" draw:layer="layout" svg:width="0.079cm" svg:height="1.242cm" svg:x="14.767cm" svg:y="7.81cm">
          <draw:text-box>
            <text:p/>
          </draw:text-box>
        </draw:frame>
        <draw:frame draw:style-name="gr6" draw:text-style-name="P4" draw:layer="layout" svg:width="0.764cm" svg:height="0.607cm" svg:x="14.846cm" svg:y="7.73cm">
          <draw:text-box>
            <text:p><text:span text:style-name="T2">m</text:span></text:p>
          </draw:text-box>
        </draw:frame>
        <draw:frame draw:style-name="gr8" draw:text-style-name="P4" draw:layer="layout" svg:width="0.68cm" svg:height="0.607cm" svg:x="12.77cm" svg:y="9.567cm">
          <draw:text-box>
            <text:p><text:span text:style-name="T2">n</text:span></text:p>
          </draw:text-box>
        </draw:frame>
        <draw:frame draw:style-name="gr5" draw:text-style-name="P4" draw:layer="layout" svg:width="0.68cm" svg:height="0.607cm" svg:x="15.166cm" svg:y="9.886cm">
          <draw:text-box>
            <text:p><text:span text:style-name="T2">1</text:span></text:p>
          </draw:text-box>
        </draw:frame>
        <draw:g>
          <draw:custom-shape draw:style-name="gr2" draw:text-style-name="P3" draw:layer="layout" svg:width="1.278cm" svg:height="0.878cm" svg:x="12.77cm" svg:y="5.814cm">
            <text:p text:style-name="P1"><text:span text:style-name="T2">上传时间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518cm" svg:height="0.878cm" svg:x="11.173cm" svg:y="6.772cm">
            <text:p text:style-name="P1"><text:span text:style-name="T2">上传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" draw:text-style-name="P1" draw:layer="layout" svg:x1="12.85cm" svg:y1="6.532cm" svg:x2="12.211cm" svg:y2="6.931cm">
            <text:p/>
          </draw:line>
        </draw:g>
        <draw:line draw:style-name="gr3" draw:text-style-name="P3" draw:layer="layout" svg:x1="10.295cm" svg:y1="5.973cm" svg:x2="9.736cm" svg:y2="7.57cm">
          <text:p/>
        </draw:line>
        <draw:line draw:style-name="gr3" draw:text-style-name="P3" draw:layer="layout" svg:x1="11.733cm" svg:y1="9.167cm" svg:x2="10.056cm" svg:y2="8.289cm">
          <text:p/>
        </draw:line>
        <draw:line draw:style-name="gr3" draw:text-style-name="P3" draw:layer="layout" svg:x1="11.892cm" svg:y1="7.57cm" svg:x2="11.732cm" svg:y2="9.167cm">
          <text:p/>
        </draw:line>
        <draw:line draw:style-name="gr3" draw:text-style-name="P3" draw:layer="layout" svg:x1="11.892cm" svg:y1="6.771cm" svg:x2="10.295cm" svg:y2="5.973cm">
          <text:p/>
        </draw:line>
        <draw:frame draw:style-name="gr6" draw:text-style-name="P4" draw:layer="layout" svg:width="0.764cm" svg:height="0.607cm" svg:x="9.417cm" svg:y="6.692cm">
          <draw:text-box>
            <text:p><text:span text:style-name="T2">m</text:span></text:p>
          </draw:text-box>
        </draw:frame>
        <draw:frame draw:style-name="gr5" draw:text-style-name="P4" draw:layer="layout" svg:width="0.68cm" svg:height="0.607cm" svg:x="10.135cm" svg:y="8.608cm">
          <draw:text-box>
            <text:p><text:span text:style-name="T2">n</text:span></text:p>
          </draw:text-box>
        </draw:frame>
        <draw:frame draw:style-name="gr5" draw:text-style-name="P4" draw:layer="layout" svg:width="0.68cm" svg:height="0.607cm" svg:x="11.329cm" svg:y="6.053cm">
          <draw:text-box>
            <text:p><text:span text:style-name="T2">1</text:span></text:p>
          </draw:text-box>
        </draw:frame>
        <draw:frame draw:style-name="gr5" draw:text-style-name="P4" draw:layer="layout" svg:width="0.68cm" svg:height="0.607cm" svg:x="11.972cm" svg:y="8.049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d320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0.5pt" style:font-style-asian="normal" style:font-weight-asian="normal" style:font-name-complex="文泉驿微米黑" style:font-family-complex="文泉驿微米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3.15cm" fo:margin-right="3.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0T11:22:16.407058923</meta:creation-date>
    <dc:date>2014-07-11T17:52:25.886011650</dc:date>
    <meta:editing-duration>PT4H14M55S</meta:editing-duration>
    <meta:editing-cycles>13</meta:editing-cycles>
    <meta:generator>LibreOffice/4.2.5.2$Linux_X86_64 LibreOffice_project/420m0$Build-2</meta:generator>
    <meta:document-statistic meta:object-count="104"/>
  </office:meta>
</office:document-meta>
</file>